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tendedResourceLocalIdentifierTriplet.ExtendedResourceLocalIdentifierTriplet( byte type , int local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xtendedResourceLocalIdentifierTriplet.writeToStream( 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xtendedResourceLocalIdentifierTriplet.getData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